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c2d" officeooo:paragraph-rsid="00004c2d"/>
    </style:style>
    <style:style style:name="P2" style:family="paragraph" style:parent-style-name="Standard">
      <style:text-properties style:font-name="Liberation Sans" fo:font-size="18.2000007629395pt" fo:font-weight="bold" officeooo:rsid="00004c2d" officeooo:paragraph-rsid="00004c2d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3" style:family="paragraph" style:parent-style-name="Standard">
      <style:text-properties officeooo:rsid="00004c2d" officeooo:paragraph-rsid="00008fec"/>
    </style:style>
    <style:style style:name="P4" style:family="paragraph" style:parent-style-name="Standard">
      <style:text-properties officeooo:rsid="00004c2d" officeooo:paragraph-rsid="00016773"/>
    </style:style>
    <style:style style:name="P5" style:family="paragraph" style:parent-style-name="Standard">
      <style:text-properties officeooo:rsid="00004c2d" officeooo:paragraph-rsid="00004c2d"/>
    </style:style>
    <style:style style:name="P6" style:family="paragraph" style:parent-style-name="Standard">
      <style:text-properties officeooo:rsid="00004c2d" officeooo:paragraph-rsid="0001c2ae"/>
    </style:style>
    <style:style style:name="P7" style:family="paragraph" style:parent-style-name="Standard">
      <style:text-properties officeooo:rsid="00004c2d" officeooo:paragraph-rsid="0004adc3"/>
    </style:style>
    <style:style style:name="T1" style:family="text">
      <style:text-properties officeooo:rsid="00008fec"/>
    </style:style>
    <style:style style:name="T2" style:family="text">
      <style:text-properties officeooo:rsid="00016773"/>
    </style:style>
    <style:style style:name="T3" style:family="text">
      <style:text-properties officeooo:rsid="0001c2ae"/>
    </style:style>
    <style:style style:name="T4" style:family="text">
      <style:text-properties officeooo:rsid="00027ea0"/>
    </style:style>
    <style:style style:name="T5" style:family="text">
      <style:text-properties officeooo:rsid="0004adc3"/>
    </style:style>
    <style:style style:name="T6" style:family="text">
      <style:text-properties officeooo:rsid="000529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00000 interactions </text:h>
      <text:p text:style-name="P1"/>
      <text:p text:style-name="P4">64 bodies + SEQ<text:tab/>-&gt; <text:span text:style-name="T2"><text:s/>27.444 seconds</text:span></text:p>
      <text:p text:style-name="P3">64 bodies + 2 nodes<text:tab/>-&gt; <text:tab/>=&gt; speedup=1.64 </text:p>
      <text:p text:style-name="P1">64 bodies + 3 nodes<text:tab/>-&gt; 12.514 seconds<text:tab/>=&gt; speedup=2.22 </text:p>
      <text:p text:style-name="P1">64 bodies + 4 nodes<text:tab/>-&gt; 9.835 seconds<text:tab/>=&gt; speedup=2.81 </text:p>
      <text:p text:style-name="P1">64 bodies + 5 nodes<text:tab/>-&gt; 8.572 seconds<text:tab/>=&gt; speedup=3.22 </text:p>
      <text:p text:style-name="P1">64 bodies + 6 nodes<text:tab/>-&gt; 7.795 seconds<text:tab/>=&gt; speedup=3.55 </text:p>
      <text:p text:style-name="P1">64 bodies + 7 nodes<text:tab/>-&gt; 7.428 seconds<text:tab/>=&gt; speedup=3.72 </text:p>
      <text:p text:style-name="P1">64 bodies + 8 nodes<text:tab/>-&gt; 6.548 seconds<text:tab/>=&gt; speedup=4.22 </text:p>
      <text:p text:style-name="P1">64 bodies + 9 nodes<text:tab/>-&gt; 6.923 seconds<text:tab/>=&gt; speedup=3.99 </text:p>
      <text:p text:style-name="P1">64 bodies + 10 nodes<text:tab/>-&gt; 6.237 seconds<text:tab/>=&gt; speedup=4.43 </text:p>
      <text:p text:style-name="P1"/>
      <text:p text:style-name="P1"/>
      <text:p text:style-name="P1">128 bodies + SEQ<text:tab/>-&gt; 110.202 seconds<text:tab/> </text:p>
      <text:p text:style-name="P1">128 bodies + 2 nodes<text:tab/>-&gt; 63.836 seconds<text:tab/>=&gt; speedup=1.72 </text:p>
      <text:p text:style-name="P1">128 bodies + 3 nodes<text:tab/>-&gt; 44.132 seconds<text:tab/>=&gt; speedup=2.49 </text:p>
      <text:p text:style-name="P1">128 bodies + 4 nodes<text:tab/>-&gt; 34.183 seconds<text:tab/>=&gt; speedup=3.22 </text:p>
      <text:p text:style-name="P1">128 bodies + 5 nodes<text:tab/>-&gt; 28.694 seconds<text:tab/>=&gt; speedup=3.84 </text:p>
      <text:p text:style-name="P1">128 bodies + 6 nodes<text:tab/>-&gt; 25.031 seconds<text:tab/>=&gt; speedup=4.40 </text:p>
      <text:p text:style-name="P1">128 bodies + 7 nodes<text:tab/>-&gt; 22.474 seconds<text:tab/>=&gt; speedup=4.90 </text:p>
      <text:p text:style-name="P1">128 bodies + 8 nodes<text:tab/>-&gt; 19.749 seconds<text:tab/>=&gt; speedup=5.58 </text:p>
      <text:p text:style-name="P1">128 bodies + 9 nodes<text:tab/>-&gt; 18.513 seconds<text:tab/>=&gt; speedup=5.96 </text:p>
      <text:p text:style-name="P1">128 bodies + 10 nodes-&gt; 17.159 seconds<text:tab/>=&gt; speedup=6.42 </text:p>
      <text:p text:style-name="P1"/>
      <text:p text:style-name="P1">130 bodies + SEQ<text:tab/>-&gt; 115.008 seconds </text:p>
      <text:p text:style-name="P1">130 bodies + 2 nodes<text:tab/>-&gt; 65.936 seconds<text:tab/>=&gt; speedup=1.74 </text:p>
      <text:p text:style-name="P1">130 bodies + 4 nodes<text:tab/>-&gt; 35.277 seconds<text:tab/>=&gt; speedup=3.26 </text:p>
      <text:p text:style-name="P1">130 bodies + 8 nodes<text:tab/>-&gt; 20.371 seconds<text:tab/>=&gt; speedup=5.64 </text:p>
      <text:p text:style-name="P1">130 bodies + 10 nodes-&gt; 17.784 seconds<text:tab/>=&gt; speedup=6.46 </text:p>
      <text:p text:style-name="P1"/>
      <text:p text:style-name="P2">200000 interactions </text:p>
      <text:p text:style-name="P1"/>
      <text:p text:style-name="P7">130 bodies + SEQ<text:tab/>-&gt; <text:span text:style-name="T5">222.562 seconds</text:span></text:p>
      <text:p text:style-name="P1">130 bodies + 2 nodes<text:tab/>-&gt; 131.746 seconds<text:tab/>=&gt; speedup=<text:span text:style-name="T6">1,68</text:span></text:p>
      <text:p text:style-name="P1">130 bodies + 4 nodes<text:tab/>-&gt; 70.476 seconds<text:tab/>=&gt; speedup=3.91 </text:p>
      <text:p text:style-name="P1">130 bodies + 8 nodes<text:tab/>-&gt; 40.720 seconds<text:tab/>=&gt; speedup=6.76 </text:p>
      <text:p text:style-name="P1">130 bodies + 10 nodes-&gt; 35.579 seconds<text:tab/>=&gt; speedup=7.74</text:p>
      <text:p text:style-name="P6">130 bodies + <text:span text:style-name="T3">16</text:span> nodes-&gt; <text:s/><text:span text:style-name="T3">25.817 seconds</text:span><text:tab/>=&gt; speedup=<text:span text:style-name="T4">10.6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20:00:14.402005635</meta:creation-date>
    <dc:date>2015-11-09T12:49:36.429852753</dc:date>
    <meta:editing-duration>PT7M29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33" meta:word-count="296" meta:character-count="1638" meta:non-whitespace-character-count="1343"/>
  </office:meta>
</office:document-meta>
</file>